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officeooo:rsid="000f9bde" officeooo:paragraph-rsid="000f9bde"/>
    </style:style>
    <style:style style:name="P2" style:family="paragraph" style:parent-style-name="Standard">
      <style:text-properties officeooo:paragraph-rsid="000f9bde"/>
    </style:style>
    <style:style style:name="P3" style:family="paragraph" style:parent-style-name="Standard">
      <style:text-properties fo:font-weight="bold" officeooo:rsid="00108bc7" officeooo:paragraph-rsid="00155c7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bde" officeooo:paragraph-rsid="000f9bde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9bde" officeooo:paragraph-rsid="000f9bd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9bde" officeooo:paragraph-rsid="00108bc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08bc7" officeooo:paragraph-rsid="00108bc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98fc" officeooo:paragraph-rsid="001098f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6e974" officeooo:paragraph-rsid="0016e974" style:font-weight-asian="normal" style:font-weight-complex="normal"/>
    </style:style>
    <style:style style:name="P10" style:family="paragraph" style:parent-style-name="Standard">
      <style:text-properties officeooo:rsid="00108bc7" officeooo:paragraph-rsid="00108bc7"/>
    </style:style>
    <style:style style:name="P11" style:family="paragraph" style:parent-style-name="Standard">
      <style:text-properties officeooo:paragraph-rsid="00108bc7"/>
    </style:style>
    <style:style style:name="P12" style:family="paragraph" style:parent-style-name="Standard">
      <style:text-properties officeooo:paragraph-rsid="001098fc"/>
    </style:style>
    <style:style style:name="P13" style:family="paragraph" style:parent-style-name="Standard">
      <style:text-properties fo:font-size="15pt" fo:font-style="italic" fo:font-weight="bold" officeooo:rsid="00108bc7" officeooo:paragraph-rsid="00155c73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font-size="15pt" fo:font-style="italic" fo:font-weight="bold" officeooo:paragraph-rsid="00108bc7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normal" officeooo:rsid="000f9bde" officeooo:paragraph-rsid="000f9bde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paragraph-rsid="00143159"/>
    </style:style>
    <style:style style:name="T1" style:family="text">
      <style:text-properties officeooo:rsid="000f9bde"/>
    </style:style>
    <style:style style:name="T2" style:family="text">
      <style:text-properties officeooo:rsid="00108bc7"/>
    </style:style>
    <style:style style:name="T3" style:family="text">
      <style:text-properties style:text-underline-style="solid" style:text-underline-width="auto" style:text-underline-color="font-color" fo:font-weight="bold" officeooo:rsid="00143159" style:font-weight-asian="bold" style:font-weight-complex="bold"/>
    </style:style>
    <style:style style:name="T4" style:family="text">
      <style:text-properties style:text-underline-style="none" fo:font-weight="normal" officeooo:rsid="001098fc" style:font-weight-asian="normal" style:font-weight-complex="normal"/>
    </style:style>
    <style:style style:name="T5" style:family="text">
      <style:text-properties style:text-underline-style="none" fo:font-weight="normal" officeooo:rsid="000f9bde" style:font-weight-asian="normal" style:font-weight-complex="normal"/>
    </style:style>
    <style:style style:name="T6" style:family="text">
      <style:text-properties style:text-underline-style="none" fo:font-weight="normal" officeooo:rsid="00155c73" style:font-weight-asian="normal" style:font-weight-complex="normal"/>
    </style:style>
    <style:style style:name="T7" style:family="text">
      <style:text-properties style:text-underline-style="none" officeooo:rsid="00108bc7"/>
    </style:style>
    <style:style style:name="T8" style:family="text">
      <style:text-properties officeooo:rsid="00125828"/>
    </style:style>
    <style:style style:name="T9" style:family="text">
      <style:text-properties officeooo:rsid="00143159"/>
    </style:style>
    <style:style style:name="T10" style:family="text">
      <style:text-properties officeooo:rsid="00155c73"/>
    </style:style>
    <style:style style:name="T11" style:family="text">
      <style:text-properties officeooo:rsid="00167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Instructions about how to prepare tracking and timing files</text:span></text:p>
      <text:p text:style-name="P3"/>
      <text:p text:style-name="P13">MAPS</text:p>
      <text:p text:style-name="P2"/>
      <text:p text:style-name="P2"><text:span text:style-name="T1">The </text:span><text:span text:style-name="T2">maps </text:span><text:span text:style-name="T1">file</text:span><text:span text:style-name="T9">s</text:span><text:span text:style-name="T1"> for the tracking module must respect following requirements:</text:span></text:p>
      <text:p text:style-name="P2"/>
      <text:p text:style-name="P11"><text:span text:style-name="T3">Extension</text:span><text:span text:style-name="T2"><text:tab/><text:tab/>.</text:span><text:span text:style-name="T10">kml</text:span></text:p>
      <text:p text:style-name="P10"/>
      <text:p text:style-name="P4">Race tracks</text:p>
      <text:p text:style-name="P1"/>
      <text:p text:style-name="P1">Special stages<text:tab/><text:tab/>Color : RED<text:tab/><text:tab/>Width : 2,0<text:tab/><text:tab/>Transparency: 75%</text:p>
      <text:p text:style-name="P1"><text:s/></text:p>
      <text:p text:style-name="P2"><text:span text:style-name="T1">Road sections<text:tab/><text:tab/>Color : BLUE<text:tab/><text:tab/>Width : 2,0<text:tab/><text:tab/>Transparency: 75%</text:span></text:p>
      <text:p text:style-name="P2"/>
      <text:p text:style-name="P2"/>
      <text:p text:style-name="P4">Waypoints </text:p>
      <text:p text:style-name="P4"/>
      <text:p text:style-name="P5">Standard Waypoints<text:tab/><text:tab/>use Sporttraxx library</text:p>
      <text:p text:style-name="P5"/>
      <text:p text:style-name="P2"><text:span text:style-name="T5">Cross Country Waypoints <text:s text:c="2"/><text:tab/></text:span><text:span text:style-name="T6">specify the waypoint validation range and Sporttraxx will prepare the <text:tab/><text:tab/><text:tab/><text:tab/>.kml file</text:span></text:p>
      <text:p text:style-name="P5"/>
      <text:p text:style-name="P15"/>
      <text:p text:style-name="P14"><text:span text:style-name="T7">VEHICLES</text:span></text:p>
      <text:p text:style-name="P5"/>
      <text:p text:style-name="P7">Use the excel file provided by Sporttraxx</text:p>
      <text:p text:style-name="P8">Refer to example file to see which fields are required</text:p>
      <text:p text:style-name="P8"/>
      <text:p text:style-name="P8">For tracking ONLY, <text:s/>use yellow fields</text:p>
      <text:p text:style-name="P8">For <text:span text:style-name="T8">tracking + </text:span>timing, use all fields</text:p>
      <text:p text:style-name="P8"/>
      <text:p text:style-name="P12"><text:span text:style-name="T4">Vehicles with valid racing number are shown as circles around racing number on the maps. <text:s/>Names appear when clicking on them, in the map.</text:span></text:p>
      <text:p text:style-name="P8"/>
      <text:p text:style-name="P8">Vehicles without a racing number (service vehicles visible only to authorized users) are shown as squares around <text:s/>the 3 letters name. When editing name, respect spacing between letters.</text:p>
      <text:p text:style-name="P8"/>
      <text:p text:style-name="P9">For the nationality of drivers and codrivers, only use the provided excel file with the list of 3 letter country codes. <text:s/>Do not use different country codes.</text:p>
      <text:p text:style-name="P8"/>
      <text:p text:style-name="P8">Do not leave blank lines </text:p>
      <text:p text:style-name="P6"/>
      <text:p text:style-name="P2"/>
      <text:p text:style-name="P16"><text:span text:style-name="T11">.kml</text:span><text:span text:style-name="T9"> and .</text:span><text:span text:style-name="T11">xls</text:span><text:span text:style-name="T9"> files must be sent to Sporttraxx not later than 48 hours before the start of the event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SC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15:13:17.623000000</meta:creation-date>
    <meta:generator>LibreOffice/7.0.3.1$Windows_X86_64 LibreOffice_project/d7547858d014d4cf69878db179d326fc3483e082</meta:generator>
    <dc:date>2021-02-25T16:12:07.498000000</dc:date>
    <meta:editing-duration>PT46M40S</meta:editing-duration>
    <meta:editing-cycles>7</meta:editing-cycles>
    <meta:document-statistic meta:table-count="0" meta:image-count="0" meta:object-count="0" meta:page-count="1" meta:paragraph-count="21" meta:word-count="201" meta:character-count="1226" meta:non-whitespace-character-count="1023"/>
  </office:meta>
</office:document-meta>
</file>